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520c"/>
    </style:style>
    <style:style style:name="T1" style:family="text">
      <style:text-properties officeooo:rsid="001f52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9 Control de acceso</text:p>
      <text:p text:style-name="P1">9.1 Requisitos de negocio para el control de acceso</text:p>
      <text:p text:style-name="P1">Objetivo: Limitar el acceso a los recursos de tratamiento de información y a la información.</text:p>
      <text:p text:style-name="P1">9.1.1 Política de control de acceso</text:p>
      <text:p text:style-name="P1">Control</text:p>
      <text:p text:style-name="P1">Se debería establecer, documentar y revisar una política de control de acceso basada en los requisitos de negocio y de</text:p>
      <text:p text:style-name="P1">seguridad de la información.</text:p>
      <text:p text:style-name="P1">Guía de implantación</text:p>
      <text:p text:style-name="P1">Los propietarios de los activos deberían determinar las reglas apropiadas para el control de acceso, los derechos y las</text:p>
      <text:p text:style-name="P1">restricciones de acceso a sus activos para los diferentes roles de usuarios, con el nivel de detalle y rigor de los controles</text:p>
      <text:p text:style-name="P1">que refleje los riesgos de seguridad de la información asociados.</text:p>
      <text:p text:style-name="P1">Los controles de acceso son tanto lógicos como físicos (véase el capítulo 11) y deberían considerarse conjuntamente. Se</text:p>
      <text:p text:style-name="P1">debería proporcionar a los usuarios y proveedores de servicio una declaración clara de los requisitos de negocio a satisfacer</text:p>
      <text:p text:style-name="P1">por los controles de acceso.</text:p>
      <text:p text:style-name="P1">La política debería tener en cuenta lo siguiente:</text:p>
      <text:p text:style-name="P1">a) los requisitos de seguridad de las aplicaciones de negocio;</text:p>
      <text:p text:style-name="P1">b) las políticas para la diseminación y autorización de la información, por ejemplo el principio de la ‘necesidad de conocer’</text:p>
      <text:p text:style-name="P1">y los niveles de seguridad y de clasificación de la información (véase 8.2);</text:p>
      <text:p text:style-name="P1">c) la consistencia entre los derechos de acceso y las políticas de clasificación de la información de sistemas y redes;</text:p>
      <text:p text:style-name="P1">d) la legislación aplicable y cualquier obligación contractual relativa a la limitación de acceso a datos o servicios (véase</text:p>
      <text:p text:style-name="P1">18.1);</text:p>
      <text:p text:style-name="P1">e) la gestión de los derechos de acceso en un entorno distribuido e interconectado que reconozca todos los tipos de</text:p>
      <text:p text:style-name="P1">conexiones disponibles;</text:p>
      <text:p text:style-name="P1">f) la segregación de las funciones en el control de acceso en diversos roles, por ejemplo la petición de acceso, la</text:p>
      <text:p text:style-name="P1">autorización de acceso, la administración de acceso;</text:p>
      <text:p text:style-name="P1">g) los requisitos para la autorización formal de las peticiones de acceso (véase 9.2.1 y 9.2.2);</text:p>
      <text:p text:style-name="P1">h) los requisitos para la revisión periódica de los derechos de acceso (véase 9.2.5);</text:p>
      <text:p text:style-name="P1">i) la retirada de los derechos de acceso (véase 9.2.6);</text:p>
      <text:p text:style-name="P1">j) la conservación y registro de todos los eventos significativos con referencia al uso y gestió<text:span text:style-name="T1">n</text:span></text:p>
      <text:p text:style-name="P1">de la identidad de usuario y de la información secreta para la autenticación; </text:p>
      <text:p text:style-name="P1">k) los roles con derechos de acceso privilegiados (véase 9.2.3). Información adicional Se debería considerar lo siguiente al especificar las reglas de control de acceso: a) el establecimiento de reglas basadas en la premisa de “Todo está prohibido a no ser que se permita expresamente” en vez de la regla más débil “Todo está permitido a no ser que se prohíba expresamente”; </text:p>
      <text:p text:style-name="P1">b) los cambios en el etiquetado de la información (véase 8.2.2) que realizan automáticamente los recursos de tratamiento de la información y los iniciados a discreción del usuario; </text:p>
      <text:p text:style-name="P1">c) los cambios en los permisos de usuario iniciados automáticamente por el sistema de información y aquellos iniciados</text:p>
      <text:p text:style-name="P1">por un administrador;</text:p>
      <text:p text:style-name="P1">d) las reglas que requieren aprobación específica previa a su promulgación y aquellas que no.</text:p>
      <text:p text:style-name="P1"><text:soft-page-break/>Las reglas de control de acceso deberían estar recogidas en procedimientos formales (véanse 9.2, 9.3, 9.4) y las</text:p>
      <text:p text:style-name="P1">responsabilidades deberían estar definidas (véanse 6.1.1, 9.3).</text:p>
      <text:p text:style-name="P1">El control de acceso basado en roles es una aproximación utilizada con éxito por muchas organizaciones para vincular los</text:p>
      <text:p text:style-name="P1">derechos de acceso con las funciones desempeñadas en el negocio.</text:p>
      <text:p text:style-name="P1">Dos de los principios frecuentemente recogidos en la política de control de acceso son:</text:p>
      <text:p text:style-name="P1">a) “la necesidad de conocer”: sólo se da acceso a aquella información necesaria para realizar las tareas (diferentes</text:p>
      <text:p text:style-name="P1">tareas/roles recogen diferentes ‘necesidades de conocer’ y por tanto diferentes perfiles de acceso);</text:p>
      <text:p text:style-name="P1">b) “la necesidad de usar”: sólo se da acceso a los recursos necesarios para el tratamiento de la información (equipos,</text:p>
      <text:p text:style-name="P1">aplicaciones, procedimientos, instalaciones de TI) para la realización de la tarea/trabajo/rol.</text:p>
      <text:p text:style-name="P1"/>
      <text:p text:style-name="P1">9.1.2 Acceso a las redes y a los servicios de red</text:p>
      <text:p text:style-name="P1">Control</text:p>
      <text:p text:style-name="P1">Únicamente se debería proporcionar a los usuarios el acceso a las redes y a los servicios en red para cuyo uso hayan sido</text:p>
      <text:p text:style-name="P1">específicamente autorizados.</text:p>
      <text:p text:style-name="P1">Guía de implantación</text:p>
      <text:p text:style-name="P1">Debería formularse una política para el uso de las redes y de los servicios de red. Esta política debería especificar:</text:p>
      <text:p text:style-name="P1">a) las redes y los servicios de red a los que está permitido el acceso;</text:p>
      <text:p text:style-name="P1">b) los procedimientos de autorización que determinen quién tiene permitido el acceso a qué redes y a qué servicios de red;</text:p>
      <text:p text:style-name="P1">c) los controles para la gestión y los procedimientos para proteger el acceso a las conexiones de red y a los servicios de</text:p>
      <text:p text:style-name="P1">red;</text:p>
      <text:p text:style-name="P1">d) los medios usados para acceder a las redes o a los servicios de red (por ejemplo, el uso de VPNs – redes privadas</text:p>
      <text:p text:style-name="P1">virtuales – o de redes inalámbricas);</text:p>
      <text:p text:style-name="P1">e) los requisitos de autenticación de usuarios para el acceso a varios servicios de red;</text:p>
      <text:p text:style-name="P1">f) la monitorización del uso de los servicios de red.</text:p>
      <text:p text:style-name="P1">La política de uso de los servicios de red debería ser coherente con la política de control de acceso de la organización (véase 9.1.1). </text:p>
      <text:p text:style-name="P1"/>
      <text:p text:style-name="P1">Información adicional</text:p>
      <text:p text:style-name="P1">Las conexiones a los servicios de red no autorizadas e inseguras pueden afectar al conjunto de la organización. Este control</text:p>
      <text:p text:style-name="P1">es particularmente importante para las conexiones de red a aplicaciones de negocio sensibles o críticas o para usuarios en</text:p>
      <text:p text:style-name="P1">lugares de alto riesgo, por ejemplo, en áreas públicas o áreas externas que están fuera de la gestión y control de la</text:p>
      <text:p text:style-name="P1">seguridad de la información de la organización.</text:p>
      <text:p text:style-name="P1">9.2 Gestión de acceso de usuario</text:p>
      <text:p text:style-name="P1">Objetivo: Garantizar el acceso de usuarios autorizados y evitar el acceso no autorizado a los sistemas y servicios.</text:p>
      <text:p text:style-name="P1">9.2.1 Registro y baja de usuario</text:p>
      <text:p text:style-name="P1">Control</text:p>
      <text:p text:style-name="P1">Debería implantarse un procedimiento formal de registro y retirada de usuarios que haga posible la asignación de los</text:p>
      <text:p text:style-name="P1">derechos de acceso.</text:p>
      <text:p text:style-name="P1"><text:soft-page-break/>Guía de implantación</text:p>
      <text:p text:style-name="P1">El proceso para la gestión de los identificadores (IDs) de usuario debería incluir:</text:p>
      <text:p text:style-name="P1">a) el uso de identificadores (ID) de usuario únicos que le identifiquen y le hagan responsable de sus acciones; tan sólo</text:p>
      <text:p text:style-name="P1">debería permitirse el uso de identificadores (ID) compartidos cuando fuera necesario por razones del negocio o de</text:p>
      <text:p text:style-name="P1">operación y debería ser aprobado y quedar documentado;</text:p>
      <text:p text:style-name="P1">b) la inhabilitación o eliminación inmediata de los identificadores (ID) de usuarios que dejan la organización (véase 9.2.6);</text:p>
      <text:p text:style-name="P1">c) la identificación periódica y eliminación o inhabilitación de identificadores de usuario redundantes;</text:p>
      <text:p text:style-name="P1">d) asegurar que no se dan identificadores de usuario redundantes a otros usuarios.</text:p>
      <text:p text:style-name="P1">Información adicional</text:p>
      <text:p text:style-name="P1">La provisión o la revocación del acceso a la información o a los recursos para su tratamiento consta habitualmente de dos</text:p>
      <text:p text:style-name="P1">fases:</text:p>
      <text:p text:style-name="P1">a) la asignación y habilitación, o la revocación de un identificador (ID) de usuario;</text:p>
      <text:p text:style-name="P1">b) la provisión o revocación de los derechos de acceso a ese identificador (ID) de usuario (véase 9.2.2).</text:p>
      <text:p text:style-name="P1">9.2.2 Provisión de acceso de usuario</text:p>
      <text:p text:style-name="P1">Control</text:p>
      <text:p text:style-name="P1">Debería implantarse un procedimiento formal para asignar o revocar los derechos de acceso para todos los tipos de usuarios</text:p>
      <text:p text:style-name="P1">de todos los sistemas y servicios.</text:p>
      <text:p text:style-name="P1">Guía de implantación</text:p>
      <text:p text:style-name="P1">El proceso usado para la asignación o revocación de los derechos de acceso concedidos a los identificadores (ID) de</text:p>
      <text:p text:style-name="P1">usuario debería incluir:</text:p>
      <text:p text:style-name="P1">a) obtener la autorización del propietario del sistema de información o del servicio para el uso de éste (véase el control</text:p>
      <text:p text:style-name="P1">8.1.2); además, puede ser apropiada la aprobación adicional y por separado por parte de la dirección, de los derechos</text:p>
      <text:p text:style-name="P1">de acceso;</text:p>
      <text:p text:style-name="P1">b) verificar que el nivel de acceso concedido es apropiado de acuerdo con las políticas de acceso (véase 9.1) y coherente</text:p>
      <text:p text:style-name="P1">con otros requisitos, tales como el de segregación de funciones (véase 6.1.2);</text:p>
      <text:p text:style-name="P1">c) asegurar que los derechos de acceso no se activan (por ejemplo, por los proveedores de servicio) hasta concluir con</text:p>
      <text:p text:style-name="P1">los procedimientos de autorización;</text:p>
      <text:p text:style-name="P1">d) mantener un registro central de derechos de acceso a sistemas de información y servicios concedidos a un</text:p>
      <text:p text:style-name="P1">identificador (ID) de usuario;</text:p>
      <text:p text:style-name="P1">e) adaptar los derechos de acceso de usuarios que han cambiado de rol o de tareas y la eliminación o bloqueo inmediato</text:p>
      <text:p text:style-name="P1">de los derechos de acceso de los usuarios que han dejado la organización;</text:p>
      <text:p text:style-name="P1">f) revisar periódicamente los derechos de acceso concedidos con los propietarios de los sistemas de información o de</text:p>
      <text:p text:style-name="P1">los servicios (véase 9.2.5).</text:p>
      <text:p text:style-name="P1">Información adicional</text:p>
      <text:p text:style-name="P1">Se debería considerar el establecimiento de roles de acceso de usuario basados en los requisitos del negocio de forma que</text:p>
      <text:p text:style-name="P1"><text:soft-page-break/>agrupen varios derechos de acceso en perfiles de acceso de usuario típicos. Las peticiones y la revisión de derechos de</text:p>
      <text:p text:style-name="P1">acceso (véase 9.2.4) son más fáciles de gestionar a nivel de roles que a nivel de derechos particulares.</text:p>
      <text:p text:style-name="P1">Debería considerarse la inclusión de cláusulas en los contratos del personal y en los contratos de servicios que especifiquen</text:p>
      <text:p text:style-name="P1">las sanciones en caso de que el personal o los contratistas intenten realizar un acceso no autorizado (véase 7.1.2, 7.2.3,</text:p>
      <text:p text:style-name="P1">13.2.4. 15.1.2).</text:p>
      <text:p text:style-name="P1">9.2.3 Gestión de privilegios de acceso</text:p>
      <text:p text:style-name="P1">Control</text:p>
      <text:p text:style-name="P1">La asignación y el uso de privilegios de acceso debería estar restringida y controlada</text:p>
      <text:p text:style-name="P1"/>
      <text:p text:style-name="P1">Guía de implantación</text:p>
      <text:p text:style-name="P1">El proceso para la gestión de los identificadores (IDs) de usuario debería incluir:</text:p>
      <text:p text:style-name="P1">a) el uso de identificadores (ID) de usuario únicos que le identifiquen y le hagan responsable de sus acciones; tan sólo</text:p>
      <text:p text:style-name="P1">debería permitirse el uso de identificadores (ID) compartidos cuando fuera necesario por razones del negocio o de</text:p>
      <text:p text:style-name="P1">operación y debería ser aprobado y quedar documentado;</text:p>
      <text:p text:style-name="P1">b) la inhabilitación o eliminación inmediata de los identificadores (ID) de usuarios que dejan la organización (véase 9.2.6);</text:p>
      <text:p text:style-name="P1">c) la identificación periódica y eliminación o inhabilitación de identificadores de usuario redundantes;</text:p>
      <text:p text:style-name="P1">d) asegurar que no se dan identificadores de usuario redundantes a otros usuarios.</text:p>
      <text:p text:style-name="P1"/>
      <text:p text:style-name="P1">Información adicional</text:p>
      <text:p text:style-name="P1">La provisión o la revocación del acceso a la información o a los recursos para su tratamiento consta habitualmente de dos</text:p>
      <text:p text:style-name="P1">fases:</text:p>
      <text:p text:style-name="P1">a) la asignación y habilitación, o la revocación de un identificador (ID) de usuario;</text:p>
      <text:p text:style-name="P1">b) la provisión o revocación de los derechos de acceso a ese identificador (ID) de usuario (véase 9.2.2).</text:p>
      <text:p text:style-name="P1">9.2.2 Provisión de acceso de usuario</text:p>
      <text:p text:style-name="P1">Control</text:p>
      <text:p text:style-name="P1">Debería implantarse un procedimiento formal para asignar o revocar los derechos de acceso para todos los tipos de usuarios</text:p>
      <text:p text:style-name="P1">de todos los sistemas y servicios.</text:p>
      <text:p text:style-name="P1"/>
      <text:p text:style-name="P1">Guía de implantación</text:p>
      <text:p text:style-name="P1">El proceso usado para la asignación o revocación de los derechos de acceso concedidos a los identificadores (ID) de</text:p>
      <text:p text:style-name="P1">usuario debería incluir:</text:p>
      <text:p text:style-name="P1">a) obtener la autorización del propietario del sistema de información o del servicio para el uso de éste (véase el control</text:p>
      <text:p text:style-name="P1">8.1.2); además, puede ser apropiada la aprobación adicional y por separado por parte de la dirección, de los derechos</text:p>
      <text:p text:style-name="P1">de acceso;</text:p>
      <text:p text:style-name="P1">b) verificar que el nivel de acceso concedido es apropiado de acuerdo con las políticas de acceso (véase 9.1) y coherente</text:p>
      <text:p text:style-name="P1">con otros requisitos, tales como el de segregación de funciones (véase 6.1.2);</text:p>
      <text:p text:style-name="P1"><text:soft-page-break/>c) asegurar que los derechos de acceso no se activan (por ejemplo, por los proveedores de servicio) hasta concluir con</text:p>
      <text:p text:style-name="P1">los procedimientos de autorización;</text:p>
      <text:p text:style-name="P1">d) mantener un registro central de derechos de acceso a sistemas de información y servicios concedidos a un</text:p>
      <text:p text:style-name="P1">identificador (ID) de usuario;</text:p>
      <text:p text:style-name="P1">e) adaptar los derechos de acceso de usuarios que han cambiado de rol o de tareas y la eliminación o bloqueo inmediato</text:p>
      <text:p text:style-name="P1">de los derechos de acceso de los usuarios que han dejado la organización;</text:p>
      <text:p text:style-name="P1">f) revisar periódicamente los derechos de acceso concedidos con los propietarios de los sistemas de información o de</text:p>
      <text:p text:style-name="P1">los servicios (véase 9.2.5).</text:p>
      <text:p text:style-name="P1"/>
      <text:p text:style-name="P1">Información adicional</text:p>
      <text:p text:style-name="P1">Se debería considerar el establecimiento de roles de acceso de usuario basados en los requisitos del negocio de forma que</text:p>
      <text:p text:style-name="P1">agrupen varios derechos de acceso en perfiles de acceso de usuario típicos. Las peticiones y la revisión de derechos de</text:p>
      <text:p text:style-name="P1">acceso (véase 9.2.4) son más fáciles de gestionar a nivel de roles que a nivel de derechos particulares.</text:p>
      <text:p text:style-name="P1">Debería considerarse la inclusión de cláusulas en los contratos del personal y en los contratos de servicios que especifiquen</text:p>
      <text:p text:style-name="P1">las sanciones en caso de que el personal o los contratistas intenten realizar un acceso no autorizado (véase 7.1.2, 7.2.3,</text:p>
      <text:p text:style-name="P1">13.2.4. 15.1.2).</text:p>
      <text:p text:style-name="P1">9.2.3 Gestión de privilegios de acceso</text:p>
      <text:p text:style-name="P1">Control</text:p>
      <text:p text:style-name="P1">La asignación y el uso de privilegios de acceso debería estar restringida y controlada.</text:p>
      <text:p text:style-name="P1">Guía de implantación</text:p>
      <text:p text:style-name="P1">La asignación de derechos de acceso privilegiados debería estar controlada a través de un proceso formal de autorización</text:p>
      <text:p text:style-name="P1">de acuerdo con la política de control de acceso aplicable (véase 9.1.1). Los siguientes pasos deberían ser considerados:</text:p>
      <text:p text:style-name="P1">a) deberían identificarse los derechos de acceso privilegiados asociados a cada sistema o proceso, por ejemplo, sistema</text:p>
      <text:p text:style-name="P1">operativo, el sistema de gestión de base de datos y cada aplicación, junto con los usuarios a los que hay que</text:p>
      <text:p text:style-name="P1">asignarlos;</text:p>
      <text:p text:style-name="P1">b) los derechos de acceso privilegiados deberían asignarse a los usuarios en base a la ‘necesidad de uso’ y caso a caso</text:p>
      <text:p text:style-name="P1">de acuerdo con la política de control de acceso (véase 9.1.1), es decir, basados en los requisitos mínimos para el</text:p>
      <text:p text:style-name="P1">desempeño de sus funciones;</text:p>
      <text:p text:style-name="P1">c) debería mantenerse un proceso de autorización y registro de todos los privilegios asignados. Los derechos de acceso</text:p>
      <text:p text:style-name="P1">privilegiados no deberían concederse hasta que se complete el proceso de autorización;</text:p>
      <text:p text:style-name="P1">d) deberían definirse los requisitos para el vencimiento de los derechos de acceso privilegiados;</text:p>
      <text:p text:style-name="P1">e) los derechos de acceso privilegiados deberían asignarse a un identificador (ID) de usuario diferente al usado en las</text:p>
      <text:p text:style-name="P1">actividades normales del negocio. Las actividades normales del negocio no deberían ser ejecutadas desde un</text:p>
      <text:p text:style-name="P1">identificador (ID) privilegiado;</text:p>
      <text:p text:style-name="P1"><text:soft-page-break/>f) deberían revisarse regularmente las competencias de los usuarios con derechos de acceso privilegiados verificando</text:p>
      <text:p text:style-name="P1">que se correspondan con sus tareas;</text:p>
      <text:p text:style-name="P1">g) deberían establecerse y mantenerse procedimientos específicos para evitar el uso no autorizado del identificador (ID)</text:p>
      <text:p text:style-name="P1">de usuario administrador genérico en relación con las capacidades de configuración de los sistemas;</text:p>
      <text:p text:style-name="P1">h) para el identificador (ID) de usuario administrador genérico, debería mantenerse la confidencialidad de la información</text:p>
      <text:p text:style-name="P1">secreta de autenticación cuando éstos sean compartidos (por ejemplo, cambiando las contraseñas con frecuencia y</text:p>
      <text:p text:style-name="P1">tan pronto como sea posible cuando un usuario privilegiado deje la organización o cambie de trabajo, comunicándolas</text:p>
      <text:p text:style-name="P1">a los usuarios privilegiados a través de los mecanismos apropiados)</text:p>
      <text:p text:style-name="P1"/>
      <text:p text:style-name="P1">Información adicional</text:p>
      <text:p text:style-name="P1">El uso inadecuado de privilegios de administrador del sistema (cualquier característica o recurso para el tratamiento de un</text:p>
      <text:p text:style-name="P1">sistema de información que permita al usuario anular los controles del sistema o aplicación) es un factor que contribuye de</text:p>
      <text:p text:style-name="P1">forma importante al fallo o a la violación de los sistemas.</text:p>
      <text:p text:style-name="P1">9.2.4 Gestión de la información secreta de autenticación de los usuarios</text:p>
      <text:p text:style-name="P1">Control</text:p>
      <text:p text:style-name="P1">La asignación de la información secreta de autenticación debería ser controlada a través de un proceso formal de gestión.</text:p>
      <text:p text:style-name="P1">Guía de implantación</text:p>
      <text:p text:style-name="P1">El proceso debería incluir los siguientes requisitos:</text:p>
      <text:p text:style-name="P1">a) se debería requerir a los usuarios la firma de un compromiso de mantener la confidencialidad de la información secreta</text:p>
      <text:p text:style-name="P1">para la autenticación personal y mantener la información de autenticación secreta del grupo (es decir, la compartida)</text:p>
      <text:p text:style-name="P1">entre los miembros del mismo; este compromiso firmado podría incluirse en los términos y condiciones del empleo</text:p>
      <text:p text:style-name="P1">(véase 7.1.2);</text:p>
      <text:p text:style-name="P1">b) cuando se requiera a los usuarios mantener su información de autenticación secreta, debería proporcionárseles</text:p>
      <text:p text:style-name="P1">inicialmente una autenticación temporal a cambiar obligatoriamente en el primer uso;</text:p>
      <text:p text:style-name="P1"/>
      <text:p text:style-name="P1">c) deberían establecerse procedimientos para verificar la identidad de un usuario antes de proporcionarle la información</text:p>
      <text:p text:style-name="P1">de autenticación secreta ya sea nueva, de sustitución o provisional;</text:p>
      <text:p text:style-name="P1">d) la información de autenticación secreta debería proporcionarse a los usuarios de manera segura; evitando el uso de</text:p>
      <text:p text:style-name="P1">terceras partes o de correos electrónicos no protegidos (texto sin cifrar);</text:p>
      <text:p text:style-name="P1">e) la información de autenticación secreta temporal debería ser única para el individuo y no debería poderse adivinar;</text:p>
      <text:p text:style-name="P1">f) los usuarios deberían confirmar la recepción de la información de autenticación secreta;</text:p>
      <text:p text:style-name="P1">g) la información de autenticación secreta por defecto del vendedor, debería cambiarse tras la instalación de los sistemas</text:p>
      <text:p text:style-name="P1">o del software.</text:p>
      <text:p text:style-name="P1">Información adicional</text:p>
      <text:p text:style-name="P1">Las contraseñas son un tipo de información de autenticación secreta usado comúnmente para verificar la identidad de los</text:p>
      <text:p text:style-name="P1"><text:soft-page-break/>usuarios. Otros tipos de información de autenticación secreta son las claves criptográficas y otros datos almacenados en</text:p>
      <text:p text:style-name="P1">dispositivos hardware (por ejemplo, tarjetas inteligentes) que producen códigos de autenticación.</text:p>
      <text:p text:style-name="P1">9.2.5 Revisión de los derechos de acceso de usuario</text:p>
      <text:p text:style-name="P1">Control</text:p>
      <text:p text:style-name="P1">Los propietarios de los activos deberían revisar los derechos de acceso de usuario a intervalos regulares.</text:p>
      <text:p text:style-name="P1">Guía de implantación</text:p>
      <text:p text:style-name="P1">La revisión de los derechos de acceso debería considerar lo siguiente:</text:p>
      <text:p text:style-name="P1">a) los derechos de acceso de usuario deberían revisarse a intervalos regulares y tras cualquier cambio, como una</text:p>
      <text:p text:style-name="P1">promoción, degradación o finalización del empleo (véase el capítulo 7);</text:p>
      <text:p text:style-name="P1">b) los derechos de acceso de usuario deberían revisarse y reasignarse cuando éste cambie de rol dentro de la misma</text:p>
      <text:p text:style-name="P1">organización;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9T19:42:24.231000000</meta:creation-date>
    <dc:date>2025-05-19T20:03:56.949000000</dc:date>
    <meta:editing-duration>PT11M8S</meta:editing-duration>
    <meta:editing-cycles>3</meta:editing-cycles>
    <meta:generator>LibreOffice/24.2.3.2$Windows_X86_64 LibreOffice_project/433d9c2ded56988e8a90e6b2e771ee4e6a5ab2ba</meta:generator>
    <meta:document-statistic meta:table-count="0" meta:image-count="0" meta:object-count="0" meta:page-count="7" meta:paragraph-count="215" meta:word-count="2710" meta:character-count="17100" meta:non-whitespace-character-count="14599"/>
  </office:meta>
</office:document-meta>
</file>